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0.344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589cm"/>
    </style:style>
    <style:style style:name="co18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3">
            <text:p>3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6.5">
            <text:p>6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2"/>
          <table:table-cell table:style-name="ce10" table:number-columns-repeated="2"/>
          <table:table-cell table:style-name="ce15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9.5">
            <text:p>9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0">
            <text:p>0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0">
            <text:p>0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17/02/2016</text:date>, <text:time>18:5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2-17T18:51:16.57</dc:date>
    <meta:editing-cycles>44</meta:editing-cycles>
    <meta:editing-duration>PT00H22M19S</meta:editing-duration>
    <meta:document-statistic meta:table-count="5" meta:cell-count="352" meta:object-count="0"/>
  </office:meta>
</office:document-meta>
</file>